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773a" fo:border="0.002cm solid #000000"/>
      <style:text-properties fo:color="#ffffff" style:font-name="Arial" fo:font-size="11pt" style:font-size-asian="11pt" style:font-size-complex="11pt"/>
    </style:style>
    <style:style style:name="ce2" style:family="table-cell" style:parent-style-name="Default">
      <style:table-cell-properties fo:wrap-option="wrap" fo:border="0.002cm solid #000000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2">
          <table:table-cell table:style-name="ce1" office:value-type="string">
            <text:p>Term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ASN.1</text:p>
          </table:table-cell>
          <table:table-cell office:value-type="string">
            <text:p>Abstract Syntax Notation One</text:p>
          </table:table-cell>
        </table:table-row>
        <table:table-row table:style-name="ro4">
          <table:table-cell office:value-type="string">
            <text:p>BASE.64</text:p>
          </table:table-cell>
          <table:table-cell office:value-type="string">
            <text:p>Base64 is a group of similar encoding schemes that represent binary data in an ASCII string format by translating it into a radix-64 representation</text:p>
          </table:table-cell>
        </table:table-row>
        <table:table-row table:style-name="ro3">
          <table:table-cell office:value-type="string">
            <text:p>CA</text:p>
          </table:table-cell>
          <table:table-cell office:value-type="string">
            <text:p>Certificate Authority</text:p>
          </table:table-cell>
        </table:table-row>
        <table:table-row table:style-name="ro3">
          <table:table-cell office:value-type="string">
            <text:p>CER, CRT</text:p>
          </table:table-cell>
          <table:table-cell office:value-type="string">
            <text:p>Certificate file extension for X.509 certificates</text:p>
          </table:table-cell>
        </table:table-row>
        <table:table-row table:style-name="ro3">
          <table:table-cell office:value-type="string">
            <text:p>CRL</text:p>
          </table:table-cell>
          <table:table-cell office:value-type="string">
            <text:p>Certificate Revocation List contains all certificates of a CA which were revoked.</text:p>
          </table:table-cell>
        </table:table-row>
        <table:table-row table:style-name="ro4">
          <table:table-cell table:style-name="ce3" office:value-type="string">
            <text:p>DER</text:p>
          </table:table-cell>
          <table:table-cell table:style-name="ce3" office:value-type="string">
            <text:p>Distinguished Encoding Rules, message transfer syntax specified by the ITU in X.690.</text:p>
          </table:table-cell>
        </table:table-row>
        <table:table-row table:style-name="ro4">
          <table:table-cell table:style-name="ce3" office:value-type="string">
            <text:p>IETF</text:p>
          </table:table-cell>
          <table:table-cell table:style-name="ce3" office:value-type="string">
            <text:p>Internet Engineering Task Force – supports further developments around the Internet and hosts the PKIX work group.</text:p>
          </table:table-cell>
        </table:table-row>
        <table:table-row table:style-name="ro3">
          <table:table-cell office:value-type="string">
            <text:p>ITU</text:p>
          </table:table-cell>
          <table:table-cell office:value-type="string">
            <text:p>International Telecommunication Union</text:p>
          </table:table-cell>
        </table:table-row>
        <table:table-row table:style-name="ro3">
          <table:table-cell office:value-type="string">
            <text:p>LDAP</text:p>
          </table:table-cell>
          <table:table-cell office:value-type="string">
            <text:p>Lightweight Directory Access Protcol</text:p>
          </table:table-cell>
        </table:table-row>
        <table:table-row table:style-name="ro3">
          <table:table-cell office:value-type="string">
            <text:p>MD5</text:p>
          </table:table-cell>
          <table:table-cell office:value-type="string">
            <text:p>A cryptographic hash function used for example to prove integrity of files</text:p>
          </table:table-cell>
        </table:table-row>
        <table:table-row table:style-name="ro3">
          <table:table-cell office:value-type="string">
            <text:p>OCSP</text:p>
          </table:table-cell>
          <table:table-cell office:value-type="string">
            <text:p>Online Certificate Status Protocol – used to deliver the status of certificates</text:p>
          </table:table-cell>
        </table:table-row>
        <table:table-row table:style-name="ro3">
          <table:table-cell table:style-name="ce3" office:value-type="string">
            <text:p>P12</text:p>
          </table:table-cell>
          <table:table-cell table:style-name="ce3" office:value-type="string">
            <text:p>PKCS#12, used to exchange public and private keys.ki/PKCS for further information.</text:p>
          </table:table-cell>
        </table:table-row>
        <table:table-row table:style-name="ro3">
          <table:table-cell table:style-name="ce3" office:value-type="string">
            <text:p>P7B, P7C</text:p>
          </table:table-cell>
          <table:table-cell table:style-name="ce3" office:value-type="string">
            <text:p>PKCS#7, <text:s/>used to sign / encrypt messages, formed the basis for S/MIME.</text:p>
          </table:table-cell>
        </table:table-row>
        <table:table-row table:style-name="ro4">
          <table:table-cell table:style-name="ce3" office:value-type="string">
            <text:p>PEM</text:p>
          </table:table-cell>
          <table:table-cell table:style-name="ce3" office:value-type="string">
            <text:p>Privacy Enhanced Mail – a BASE64 encoded DER certificate, enclosed between "-----BEGIN CERTIFICATE-----" and "-----END CERTIFICATE-----"</text:p>
          </table:table-cell>
        </table:table-row>
        <table:table-row table:style-name="ro4">
          <table:table-cell table:style-name="ce3" office:value-type="string">
            <text:p>PFX</text:p>
          </table:table-cell>
          <table:table-cell table:style-name="ce3" office:value-type="string">
            <text:p>predecessor of PKCS#12, Personal Information Exchange, used to exchange public and private keys defined by Microsoft</text:p>
          </table:table-cell>
        </table:table-row>
        <table:table-row table:style-name="ro4">
          <table:table-cell office:value-type="string">
            <text:p>PGP</text:p>
          </table:table-cell>
          <table:table-cell office:value-type="string">
            <text:p>Pretty Good Privacy is a community data encryption approach, mainly used in e-mails or to sign objects of any type.</text:p>
          </table:table-cell>
        </table:table-row>
        <table:table-row table:style-name="ro4">
          <table:table-cell office:value-type="string">
            <text:p>PKCS</text:p>
          </table:table-cell>
          <table:table-cell office:value-type="string">
            <text:p>Public Key Cryptography Standards. See <text:a xlink:href="http://en.wikipedia.org/wiki/PKCS">http://en.wikipedia.org/wiki/PKCS</text:a> for further information.</text:p>
          </table:table-cell>
        </table:table-row>
        <table:table-row table:style-name="ro3">
          <table:table-cell office:value-type="string">
            <text:p>PKI</text:p>
          </table:table-cell>
          <table:table-cell office:value-type="string">
            <text:p>Public Key Infrastructure</text:p>
          </table:table-cell>
        </table:table-row>
        <table:table-row table:style-name="ro3">
          <table:table-cell office:value-type="string">
            <text:p>PKIX</text:p>
          </table:table-cell>
          <table:table-cell office:value-type="string">
            <text:p>IETF Work group to develop internet standards support X.509 PKI's.</text:p>
          </table:table-cell>
        </table:table-row>
        <table:table-row table:style-name="ro3">
          <table:table-cell office:value-type="string">
            <text:p>SHA</text:p>
          </table:table-cell>
          <table:table-cell office:value-type="string">
            <text:p>Secure Hash Algorithm – see <text:a xlink:href="http://en.wikipedia.org/wiki/Secure_Hash_Algorithm">http://en.wikipedia.org/wiki/Secure_Hash_Algorithm</text:a></text:p>
          </table:table-cell>
        </table:table-row>
        <table:table-row table:style-name="ro3">
          <table:table-cell office:value-type="string">
            <text:p>SSH</text:p>
          </table:table-cell>
          <table:table-cell office:value-type="string">
            <text:p>Secure Shell is secured shell terminal access.</text:p>
          </table:table-cell>
        </table:table-row>
        <table:table-row table:style-name="ro4">
          <table:table-cell office:value-type="string">
            <text:p>SSL</text:p>
          </table:table-cell>
          <table:table-cell office:value-type="string">
            <text:p>Secure Sockets Layer cryptographic protocols that provides communication security over the Internet, predecessor of TLS</text:p>
          </table:table-cell>
        </table:table-row>
        <table:table-row table:style-name="ro3">
          <table:table-cell office:value-type="string">
            <text:p>TLS</text:p>
          </table:table-cell>
          <table:table-cell office:value-type="string">
            <text:p>Transport Layer Security is an IETF standard based on SSL</text:p>
          </table:table-cell>
        </table:table-row>
        <table:table-row table:style-name="ro3">
          <table:table-cell office:value-type="string">
            <text:p>X.500</text:p>
          </table:table-cell>
          <table:table-cell office:value-type="string">
            <text:p>ITU standard covering electronic directory services</text:p>
          </table:table-cell>
        </table:table-row>
        <table:table-row table:style-name="ro3">
          <table:table-cell office:value-type="string">
            <text:p>X.509</text:p>
          </table:table-cell>
          <table:table-cell office:value-type="string">
            <text:p>ITU standard covering Public Key Infrastructures</text:p>
          </table:table-cell>
        </table:table-row>
        <table:table-row table:style-name="ro2" table:number-rows-repeated="17">
          <table:table-cell table:number-columns-repeated="2"/>
        </table:table-row>
        <table:table-row table:style-name="ro2" table:number-rows-repeated="32">
          <table:table-cell table:style-name="ce4" table:number-columns-repeated="2"/>
        </table:table-row>
        <table:table-row table:style-name="ro2">
          <table:table-cell table:style-name="ce4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3.01.2015</text:date>, <text:time>21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3S</meta:editing-duration>
    <meta:editing-cycles>7</meta:editing-cycles>
    <meta:generator>OpenOffice/4.1.1$Unix OpenOffice.org_project/411m6$Build-9775</meta:generator>
    <dc:date>2015-01-03T21:57:42</dc:date>
    <dc:creator>Martin Weber Nisslé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